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598" officeooo:paragraph-rsid="001c4598"/>
    </style:style>
    <style:style style:name="P2" style:family="paragraph" style:parent-style-name="Standard">
      <style:text-properties officeooo:rsid="001c4598" officeooo:paragraph-rsid="001ecab8"/>
    </style:style>
    <style:style style:name="P3" style:family="paragraph" style:parent-style-name="Standard">
      <style:text-properties officeooo:rsid="001ecab8" officeooo:paragraph-rsid="001ecab8"/>
    </style:style>
    <style:style style:name="P4" style:family="paragraph" style:parent-style-name="Standard">
      <style:text-properties officeooo:rsid="0022c98c" officeooo:paragraph-rsid="0022c98c"/>
    </style:style>
    <style:style style:name="P5" style:family="paragraph" style:parent-style-name="Standard">
      <style:text-properties officeooo:rsid="0022c98c" officeooo:paragraph-rsid="001ecab8"/>
    </style:style>
    <style:style style:name="P6" style:family="paragraph" style:parent-style-name="Standard">
      <style:text-properties officeooo:rsid="0025b154" officeooo:paragraph-rsid="0025b154"/>
    </style:style>
    <style:style style:name="P7" style:family="paragraph" style:parent-style-name="Standard">
      <style:text-properties officeooo:rsid="002e72c0" officeooo:paragraph-rsid="002e72c0"/>
    </style:style>
    <style:style style:name="P8" style:family="paragraph" style:parent-style-name="Standard">
      <style:text-properties officeooo:rsid="002e72c0" officeooo:paragraph-rsid="00350f04"/>
    </style:style>
    <style:style style:name="P9" style:family="paragraph" style:parent-style-name="Standard">
      <style:text-properties officeooo:rsid="003184fc" officeooo:paragraph-rsid="003184fc"/>
    </style:style>
    <style:style style:name="P10" style:family="paragraph" style:parent-style-name="Standard">
      <style:text-properties officeooo:rsid="0032dcd6" officeooo:paragraph-rsid="0032dcd6"/>
    </style:style>
    <style:style style:name="P11" style:family="paragraph" style:parent-style-name="Standard">
      <style:text-properties officeooo:rsid="0032dcd6" officeooo:paragraph-rsid="004d226d"/>
    </style:style>
    <style:style style:name="P12" style:family="paragraph" style:parent-style-name="Standard">
      <style:text-properties officeooo:rsid="0032dcd6" officeooo:paragraph-rsid="006cfb4d"/>
    </style:style>
    <style:style style:name="P13" style:family="paragraph" style:parent-style-name="Standard">
      <style:text-properties officeooo:rsid="00350f04" officeooo:paragraph-rsid="00350f04"/>
    </style:style>
    <style:style style:name="P14" style:family="paragraph" style:parent-style-name="Standard">
      <style:text-properties officeooo:rsid="00411954" officeooo:paragraph-rsid="00411954"/>
    </style:style>
    <style:style style:name="P15" style:family="paragraph" style:parent-style-name="Standard">
      <style:text-properties officeooo:rsid="0054ce13" officeooo:paragraph-rsid="0054ce13"/>
    </style:style>
    <style:style style:name="P16" style:family="paragraph" style:parent-style-name="Standard">
      <style:text-properties officeooo:rsid="00591608" officeooo:paragraph-rsid="00591608"/>
    </style:style>
    <style:style style:name="P17" style:family="paragraph" style:parent-style-name="Standard">
      <style:text-properties officeooo:rsid="00664aec" officeooo:paragraph-rsid="00664aec"/>
    </style:style>
    <style:style style:name="P18" style:family="paragraph" style:parent-style-name="Standard">
      <style:text-properties officeooo:rsid="0069cc70" officeooo:paragraph-rsid="0069cc70"/>
    </style:style>
    <style:style style:name="P19" style:family="paragraph" style:parent-style-name="Standard">
      <style:text-properties officeooo:rsid="0069cc70" officeooo:paragraph-rsid="006cfb4d"/>
    </style:style>
    <style:style style:name="P20" style:family="paragraph" style:parent-style-name="Standard">
      <style:text-properties officeooo:rsid="0069cc70" officeooo:paragraph-rsid="0072c3f9"/>
    </style:style>
    <style:style style:name="P21" style:family="paragraph" style:parent-style-name="Standard">
      <style:text-properties officeooo:rsid="0069cc70" officeooo:paragraph-rsid="0074a436"/>
    </style:style>
    <style:style style:name="P22" style:family="paragraph" style:parent-style-name="Standard">
      <style:text-properties officeooo:rsid="006fd1c6" officeooo:paragraph-rsid="007121b6"/>
    </style:style>
    <style:style style:name="P23" style:family="paragraph" style:parent-style-name="Standard">
      <style:text-properties officeooo:rsid="006b8221" officeooo:paragraph-rsid="00732acc"/>
    </style:style>
    <style:style style:name="P24" style:family="paragraph" style:parent-style-name="Standard">
      <style:text-properties officeooo:rsid="0069cc70" officeooo:paragraph-rsid="006cfb4d"/>
    </style:style>
    <style:style style:name="P25" style:family="paragraph" style:parent-style-name="Standard">
      <style:text-properties officeooo:rsid="0069cc70" officeooo:paragraph-rsid="007ae445"/>
    </style:style>
    <style:style style:name="T1" style:family="text">
      <style:text-properties officeooo:rsid="001ecab8"/>
    </style:style>
    <style:style style:name="T2" style:family="text">
      <style:text-properties officeooo:rsid="00206051"/>
    </style:style>
    <style:style style:name="T3" style:family="text">
      <style:text-properties officeooo:rsid="0020956a"/>
    </style:style>
    <style:style style:name="T4" style:family="text">
      <style:text-properties officeooo:rsid="00210ad3"/>
    </style:style>
    <style:style style:name="T5" style:family="text">
      <style:text-properties officeooo:rsid="0022c98c"/>
    </style:style>
    <style:style style:name="T6" style:family="text">
      <style:text-properties officeooo:rsid="0027999d"/>
    </style:style>
    <style:style style:name="T7" style:family="text">
      <style:text-properties officeooo:rsid="002c1e49"/>
    </style:style>
    <style:style style:name="T8" style:family="text">
      <style:text-properties officeooo:rsid="0032dcd6"/>
    </style:style>
    <style:style style:name="T9" style:family="text">
      <style:text-properties officeooo:rsid="003432a1"/>
    </style:style>
    <style:style style:name="T10" style:family="text">
      <style:text-properties officeooo:rsid="00350f04"/>
    </style:style>
    <style:style style:name="T11" style:family="text">
      <style:text-properties officeooo:rsid="0036deb6"/>
    </style:style>
    <style:style style:name="T12" style:family="text">
      <style:text-properties officeooo:rsid="0038bb36"/>
    </style:style>
    <style:style style:name="T13" style:family="text">
      <style:text-properties officeooo:rsid="003e203f"/>
    </style:style>
    <style:style style:name="T14" style:family="text">
      <style:text-properties officeooo:rsid="003ffeec"/>
    </style:style>
    <style:style style:name="T15" style:family="text">
      <style:text-properties officeooo:rsid="0041721a"/>
    </style:style>
    <style:style style:name="T16" style:family="text">
      <style:text-properties officeooo:rsid="004284e2"/>
    </style:style>
    <style:style style:name="T17" style:family="text">
      <style:text-properties officeooo:rsid="00434106"/>
    </style:style>
    <style:style style:name="T18" style:family="text">
      <style:text-properties officeooo:rsid="004419b7"/>
    </style:style>
    <style:style style:name="T19" style:family="text">
      <style:text-properties officeooo:rsid="004499aa"/>
    </style:style>
    <style:style style:name="T20" style:family="text">
      <style:text-properties officeooo:rsid="00491efd"/>
    </style:style>
    <style:style style:name="T21" style:family="text">
      <style:text-properties officeooo:rsid="0052820a"/>
    </style:style>
    <style:style style:name="T22" style:family="text">
      <style:text-properties officeooo:rsid="005426e9"/>
    </style:style>
    <style:style style:name="T23" style:family="text">
      <style:text-properties officeooo:rsid="0054a057"/>
    </style:style>
    <style:style style:name="T24" style:family="text">
      <style:text-properties officeooo:rsid="0056e191"/>
    </style:style>
    <style:style style:name="T25" style:family="text">
      <style:text-properties officeooo:rsid="0056e5bc"/>
    </style:style>
    <style:style style:name="T26" style:family="text">
      <style:text-properties officeooo:rsid="0059e53b"/>
    </style:style>
    <style:style style:name="T27" style:family="text">
      <style:text-properties officeooo:rsid="005aee39"/>
    </style:style>
    <style:style style:name="T28" style:family="text">
      <style:text-properties officeooo:rsid="005eca93"/>
    </style:style>
    <style:style style:name="T29" style:family="text">
      <style:text-properties officeooo:rsid="0060a41c"/>
    </style:style>
    <style:style style:name="T30" style:family="text">
      <style:text-properties officeooo:rsid="00627e70"/>
    </style:style>
    <style:style style:name="T31" style:family="text">
      <style:text-properties officeooo:rsid="006555cc"/>
    </style:style>
    <style:style style:name="T32" style:family="text">
      <style:text-properties officeooo:rsid="006a76dc"/>
    </style:style>
    <style:style style:name="T33" style:family="text">
      <style:text-properties officeooo:rsid="006b8221"/>
    </style:style>
    <style:style style:name="T34" style:family="text">
      <style:text-properties officeooo:rsid="006c75a1"/>
    </style:style>
    <style:style style:name="T35" style:family="text">
      <style:text-properties officeooo:rsid="006ca2b0"/>
    </style:style>
    <style:style style:name="T36" style:family="text">
      <style:text-properties officeooo:rsid="006cfb4d"/>
    </style:style>
    <style:style style:name="T37" style:family="text">
      <style:text-properties officeooo:rsid="006e05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wiczyc samemu wpadanie do glowy i ukladanie kombinacji</text:p>
      <text:p text:style-name="P6">Do cwiczen wybierac sobie laczenie pojedynczych kombinacji</text:p>
      <text:p text:style-name="P1"/>
      <text:p text:style-name="P1">Obrót partnerki</text:p>
      <text:p text:style-name="P1">- lewo-lewo</text:p>
      <text:p text:style-name="P1">- lewo-prawo</text:p>
      <text:p text:style-name="P1">- prawo-lewo</text:p>
      <text:p text:style-name="P1">- prawo-prawo</text:p>
      <text:p text:style-name="P1">- podwójny lewą</text:p>
      <text:p text:style-name="P2">- podwójny prawą<text:span text:style-name="T1">( po tym mozna prawa/prawa)</text:span></text:p>
      <text:p text:style-name="P1"/>
      <text:p text:style-name="P1">Mój obrót</text:p>
      <text:p text:style-name="P1">- w prawo <text:span text:style-name="T1">(po tym mozna prawa/prawa)</text:span></text:p>
      <text:p text:style-name="P2">- w lewo i pod swoją ręką <text:span text:style-name="T1">( po tym mozna prawa/prawa)</text:span></text:p>
      <text:p text:style-name="P2"/>
      <text:p text:style-name="P5">Obroty za dwie rece</text:p>
      <text:p text:style-name="P2">- <text:span text:style-name="T5">na trzy</text:span></text:p>
      <text:p text:style-name="P1"/>
      <text:p text:style-name="P1">Hookturn</text:p>
      <text:p text:style-name="P1">- w prawo i od razu hookturn<text:span text:style-name="T3">(po tym można prawa/prawa)</text:span></text:p>
      <text:p text:style-name="P1">- hookturn + under the bridge + titanic lub obrót</text:p>
      <text:p text:style-name="P1">- hookturn + titanic</text:p>
      <text:p text:style-name="P1">- hookturn + copa</text:p>
      <text:p text:style-name="P1"/>
      <text:p text:style-name="P1">Cross body</text:p>
      <text:p text:style-name="P1">- lewą pojedynczy obrót</text:p>
      <text:p text:style-name="P1">- lewą podwójny obrót</text:p>
      <text:p text:style-name="P1">- walking</text:p>
      <text:p text:style-name="P1">- z moim obrotem, lewą albo prawą ręką na 5,5</text:p>
      <text:p text:style-name="P1">- prawą podwójny obrót</text:p>
      <text:p text:style-name="P1">- titanic<text:span text:style-name="T4">(po tym można prawa/prawa)</text:span></text:p>
      <text:p text:style-name="P1">- z trzymaniem</text:p>
      <text:p text:style-name="P1">- 360</text:p>
      <text:p text:style-name="P1">- reverse 360 <text:span text:style-name="T4">(po tym obroty)</text:span></text:p>
      <text:p text:style-name="P1"/>
      <text:p text:style-name="P1">Cross body reverse</text:p>
      <text:p text:style-name="P1">- normalne obroty</text:p>
      <text:p text:style-name="P1">- z przełożeniem ręki za <text:span text:style-name="T4">(po tym prawa/prawa)</text:span></text:p>
      <text:p text:style-name="P1"><text:line-break/>Cross body open break</text:p>
      <text:p text:style-name="P1">- lewa po lewo + copa (combo: 360 + podwójny obrót + butterfly + obrót z trzymaniem)</text:p>
      <text:p text:style-name="P1">- prawa po lewo i odwinięcie</text:p>
      <text:p text:style-name="P1">- lewa po prawo podwójny obrót + np. butterfly <text:span text:style-name="T1">lub under </text:span></text:p>
      <text:p text:style-name="P1">- prawa po prawo i odwinięcie</text:p>
      <text:p text:style-name="P1"/>
      <text:p text:style-name="P1">Under the bridge <text:span text:style-name="T4">(z prawej)</text:span> + titani<text:span text:style-name="T3">c</text:span> lub copa lub obrót</text:p>
      <text:p text:style-name="P1"/>
      <text:p text:style-name="P1">Butterfly</text:p>
      <text:p text:style-name="P1">- z normalnego chodz<text:span text:style-name="T2">e</text:span>nia wyrzucenie reki</text:p>
      <text:p text:style-name="P1">- prawa/prawa położenie na szyji</text:p>
      <text:p text:style-name="P1">- prawa/prawa wyrzucenie</text:p>
      <text:p text:style-name="P1">- prawa/prawa <text:span text:style-name="T4">+ lewa/lewa</text:span> z rozłożeniem rąk</text:p>
      <text:p text:style-name="P1"><text:soft-page-break/></text:p>
      <text:p text:style-name="P1">Copa </text:p>
      <text:p text:style-name="P1">- normalna</text:p>
      <text:p text:style-name="P1">- z prawej ręki<text:span text:style-name="T3">(po tym mozna lewa/lewa)</text:span></text:p>
      <text:p text:style-name="P1"/>
      <text:p text:style-name="P1"/>
      <text:p text:style-name="P1">Chodzenie do tyłu</text:p>
      <text:p text:style-name="P1">- po copie normalnej</text:p>
      <text:p text:style-name="P1">- po copie z prawej</text:p>
      <text:p text:style-name="P1">- po titanicu</text:p>
      <text:p text:style-name="P1"/>
      <text:p text:style-name="P4">Lewa/lewa</text:p>
      <text:p text:style-name="P4">- zalozenie na moja glowe</text:p>
      <text:p text:style-name="P1"/>
      <text:p text:style-name="P3">Kombo:</text:p>
      <text:p text:style-name="P3">- cross body + hook turn + copa + obrot z trzymaniem</text:p>
      <text:p text:style-name="P3">- <text:span text:style-name="T4">obrót mój z przełożeniem, prawa/lewa cross body, obrót partnerki na 7, na 1 kłade na ramieniu i cross body z przytrzymaniem</text:span></text:p>
      <text:p text:style-name="P3">- <text:span text:style-name="T5">obrót mój w prawo z przełozeniem, potem przytrzymac reke bez obrotu, butterfly 1 i po tym zalozenie na moje ramie</text:span></text:p>
      <text:p text:style-name="P3">- <text:span text:style-name="T5">butterfly 3, potem obrot za obie rece i cross body z titaniciem</text:span></text:p>
      <text:p text:style-name="P3">- <text:span text:style-name="T6">reverse cross body, przelozenie prawej partnerki do mojej lewej na 1, walking, butterfly do przodu, podanie ręki i obrót partnerki, obrót 3</text:span></text:p>
      <text:p text:style-name="P3">- <text:span text:style-name="T7">bez trzymania, obrót 360, open break z lewej ręki, puszczasz i ciagniesz do tylu, potem przy wychodzeniu dwa obroty w lewa strone, założenie ręki po tym, cross body z trzymaniem, przełożenie ręki i podwójny obrót, potem do przodu, podanie ręki i titanic</text:span></text:p>
      <text:p text:style-name="P3"/>
      <text:p text:style-name="P14">Tipy:</text:p>
      <text:p text:style-name="P14">- przy moim obrocie z trzymaniem partnerki nie pochylac się, nie wystawiac barku, na początku skret tulowia, potem nogi</text:p>
      <text:p text:style-name="P14">- <text:span text:style-name="T17">obrot w prawo 360: na 1 i 2 łapiemy i kroki (2 lekko schodzic z linii), na 3 zaczynamy obracac, na <text:s/>5 dalej ciało, dopiero na końcu nogi <text:s/></text:span></text:p>
      <text:p text:style-name="P14">- w moim cross body z obrotem w lewo, zejsc z linii, mocno napiac reke, potem WAZNE trzymac reke sztywno i nie wyprostowywac</text:p>
      <text:p text:style-name="P14">- przy butterfly obchodzic tak, zeby być z tylu</text:p>
      <text:p text:style-name="P14">- prowadzic z napieciem</text:p>
      <text:p text:style-name="P14">- rece im rozkladac</text:p>
      <text:p text:style-name="P14">- <text:span text:style-name="T15">jak Ci za bardzo odleci to doskakuj prawa noga,jak masz stope na palcach</text:span></text:p>
      <text:p text:style-name="P14">- <text:span text:style-name="T16">przy chodzeniu do tylu po 7 na 8 w gore i dopiero w dol</text:span></text:p>
      <text:p text:style-name="P14">- <text:span text:style-name="T25">po cross body open break z lewą na górze od razu taka dziwna copa</text:span></text:p>
      <text:p text:style-name="P14">- <text:span text:style-name="T25">po cross body open break z prawą na górze dwie opcje: mój open break i w tym czasie dwa obroty <text:s/>partnerki lub puszczenie lewej ręki na dole i mój obrót w prawo do cross body i wolny obrót</text:span></text:p>
      <text:p text:style-name="P3"/>
      <text:p text:style-name="P7">Salsa Libre</text:p>
      <text:p text:style-name="P7">- solo: na boki, obrot w lewo, suzy que, obrot w prawo</text:p>
      <text:p text:style-name="P7">- <text:span text:style-name="T10">copa (z prawa/prawa)</text:span></text:p>
      <text:p text:style-name="P7">- <text:span text:style-name="T10">check (z prawa/prawa)</text:span></text:p>
      <text:p text:style-name="P7">- <text:span text:style-name="T10">cross body z moim obrotem w lewo (mozliwe przejscie do prawa/prawa)</text:span></text:p>
      <text:p text:style-name="P7">- <text:span text:style-name="T10">cross body z podwojnym obrotem partnerki w lewo (normalna)</text:span></text:p>
      <text:p text:style-name="P8">- <text:span text:style-name="T12">malysz (normalna)</text:span></text:p>
      <text:p text:style-name="P8">- <text:span text:style-name="T12">open break z obrotem (normalna)</text:span></text:p>
      <text:p text:style-name="P8">- <text:span text:style-name="T13">cross body z moim obrotem w lewo i od razu do prawa/prawa w cross body</text:span></text:p>
      <text:p text:style-name="P8"><text:soft-page-break/>- <text:span text:style-name="T14">mój obrot w prawo i obrot partnerki i do prawa/prawa</text:span></text:p>
      <text:p text:style-name="P8">- <text:span text:style-name="T14">cross body z obrotem partnerki z prawa/prawa</text:span></text:p>
      <text:p text:style-name="P8">- <text:span text:style-name="T21">po małyszu wersja z zatrzymaniem partnerki</text:span></text:p>
      <text:p text:style-name="P8">- <text:span text:style-name="T23">cross body z hook turn (normalne), z lewa/lewa open break, złapanie za brzuch i przejscie jak w butterfly, na 7 wyrzucenie ręki partrneki, cross body z obrotem w lewo i na koncu check z przytuleniem partnerki, na 1 zlapanie lewej reki partnerki i wyciagniecie 2-3 obrot i 5-6 znowu obrót</text:span></text:p>
      <text:p text:style-name="P8">- <text:span text:style-name="T31">promenada (z prawa/lewa)</text:span></text:p>
      <text:p text:style-name="P8"/>
      <text:p text:style-name="P9">Warsaw Salsa Club</text:p>
      <text:p text:style-name="P9">- <text:span text:style-name="T8">cross body hook turn (zmiana na prawa/prawa) </text:span></text:p>
      <text:p text:style-name="P9">- <text:span text:style-name="T8">ćma (z normalnego)</text:span></text:p>
      <text:p text:style-name="P9">- <text:span text:style-name="T8">butterfly na 5 z przejściem (z prawa lewa i lewa na gorze)</text:span></text:p>
      <text:p text:style-name="P10">- mambo jazz 2 opcje: 2 razy w prawo od razu i na 5 ruch i kontra</text:p>
      <text:p text:style-name="P10">- zalozenie obu rak na swoich barkach <text:span text:style-name="T18">(normalne)</text:span></text:p>
      <text:p text:style-name="P10">- titanic <text:span text:style-name="T18">(z prawa/prawa i lewa na gorze i przejscie do prawa/prawa albo lewa/lewa)</text:span></text:p>
      <text:p text:style-name="P10">- cross body 360 <text:span text:style-name="T18">(normalne) opcje po:</text:span></text:p>
      <text:p text:style-name="P10"><text:s text:c="2"/><text:span text:style-name="T28">normalne 1,2,3 i cross body</text:span></text:p>
      <text:p text:style-name="P10"><text:s text:c="2"/><text:span text:style-name="T28">obrót mój pod moją ręką na 7</text:span></text:p>
      <text:p text:style-name="P10"><text:s text:c="2"/><text:span text:style-name="T28">lewą nogą na 1,2,3 w lewo i ekspozycja partnerki</text:span></text:p>
      <text:p text:style-name="P10">- <text:span text:style-name="T9">hammer lock (normalne)</text:span></text:p>
      <text:p text:style-name="P10">- <text:span text:style-name="T9">open break prawa/prawa z zalozeniem na bark partnerki i 2 opcje: 2 obroty w prawo i 3 kroki do tylu (z prawa/prawa)</text:span></text:p>
      <text:p text:style-name="P10">- <text:span text:style-name="T19">malysz (z normalnego do lewa/lewa)</text:span></text:p>
      <text:p text:style-name="P10">- <text:span text:style-name="T19">open break i obrot (normalne i ze zmiana reki na prawa i przejsciu na prawa/prawa)</text:span></text:p>
      <text:p text:style-name="P10">- <text:span text:style-name="T20">open break z podniesieniem reki i z zalozeniem reki na bark partnerki z moim obrotem w drugą strone</text:span></text:p>
      <text:p text:style-name="P11">- <text:span text:style-name="T20">kombo: na 7 podniesienie (normalne), na 1 za nadgarstek do srodka obrot reki partnerki i mój obrót w prawo i podanie ręki partnerki, 5-7 krok normalnie, </text:span>- <text:span text:style-name="T20">open break z podniesieniem reki i z zalozeniem reki na bark partnerki z moim obrotem w drugą strone, od razu obrot za obie ręce do butterfly, po dwoch obrotach w prawo zatrzymac ręke i na 1 za nadgarstek i obrot i ustawic się w cross body i obrot partnerki z jej uda</text:span></text:p>
      <text:p text:style-name="P15">- cross body z kontr<text:span text:style-name="T24">ą(normalne) - </text:span>wyrzucenie ręki na 3 i na 5 obrót lewo/lewo</text:p>
      <text:p text:style-name="P15">- pick-a-boo z open break z lewe<text:span text:style-name="T29">j(normalne)</text:span>j, 5-7 hook turn moje, na 1 wyrzucenie za plecy lub normalnie dać ręke za plecy, przy odwijaniu w dół ręka</text:p>
      <text:p text:style-name="P15">- pick-a-boo z open break ze skrzyzowanych lewa na górze, po obrocie partnerki obrót reki partnerki do środka a mój w prawo do open break i wolny obrót</text:p>
      <text:p text:style-name="P15">- <text:span text:style-name="T30">open break lewa/lewa do małysza, potem założenie prawej ręki na ramie, potem check prawą ręką, na 1 w dół potem rękę trzymać w dole <text:s/>przy odwijaniu na 3 wyrzucenie prawą ręką i złapanie prawą ręką i wolny obrót</text:span></text:p>
      <text:p text:style-name="P15">- <text:span text:style-name="T33">zmiana reki na prawa przez zawiniecie przez moja szyje, butterfly, po mambo jazz cofniecie partnerki, obrot za obie rece mój w prawo, wyprowadzenie do checka, titanic, po titanicu obrot podwojny lewa reka i polozenie do malysza, potem zlapanie spadajacej reki i za nia wolny obrot partnerki, potem do cross body i obrot z partnerka z moim hook turnem</text:span></text:p>
      <text:p text:style-name="P15"/>
      <text:p text:style-name="P16">Warsaw Sals<text:span text:style-name="T26">a Club 2 grupa</text:span></text:p>
      <text:p text:style-name="P16">- <text:span text:style-name="T27">ćma (normalne), na 7 kop, odwinięcie partnerki rękoma z powrotem do pozycji początkowej (łokieć), cross body z hammerlockiem i obrotem prawą ręką górą w prawo moje, rzut prawą ręką za plecy, złapenie lewą ręką tej ręki i cross body do checka</text:span></text:p>
      <text:p text:style-name="P16">- <text:span text:style-name="T32">peek a boo, do checka, wyprowadzenie z wolnym obrotem partnerki, rzut prawa reka za plecy na 1-3, na 5-7 do tylu z obracaniem partnerki do mambo jazz</text:span></text:p>
      <text:p text:style-name="P10"/>
      <text:p text:style-name="P13"><text:soft-page-break/>Latino Groove</text:p>
      <text:p text:style-name="P13">- obrot w prawo i hookturn</text:p>
      <text:p text:style-name="P13">- copa prawo/prawo</text:p>
      <text:p text:style-name="P13">- malysz</text:p>
      <text:p text:style-name="P13">- cross body z obrotem partnerki po moim pociagnieciu prawa</text:p>
      <text:p text:style-name="P13">- out of the way: <text:span text:style-name="T22">(</text:span>normalne<text:span text:style-name="T22">)</text:span>, z podaniem reki z lewej, po 2 opcje: zakrecenie partnerki i podanie lewej reki do obrotu i po tym np. malysz po zmianie reki na prawa</text:p>
      <text:p text:style-name="P13">- <text:span text:style-name="T11">mój obrót w prawo, podanie lewej dłoni, butterfly z puszczeniem prawej reki i polozeniem na ramieniu, mambo jazz i dwie opcje: obrot w lewo z kontra (lewa reka do przodu w dol na 5) albo obrot w prawo podwójny</text:span></text:p>
      <text:p text:style-name="P13"/>
      <text:p text:style-name="P13"/>
      <text:p text:style-name="P13"/>
      <text:p text:style-name="P17">Nauka do automatyzmu:</text:p>
      <text:p text:style-name="P17">- nauczyć się z normalnego wszystkich</text:p>
      <text:p text:style-name="P17">- razem z przełożeniami wszystkie z prawej/prawej</text:p>
      <text:p text:style-name="P17">- razem z przełożeniami wszystkie na skos</text:p>
      <text:p text:style-name="P17">- możliwe kombinacje każdej figury</text:p>
      <text:p text:style-name="P17"/>
      <text:p text:style-name="P17"/>
      <text:p text:style-name="P18"/>
      <text:p text:style-name="P18"/>
      <text:p text:style-name="P18">Mega seria:</text:p>
      <text:p text:style-name="P18"/>
      <text:p text:style-name="P18">Obrót jej</text:p>
      <text:p text:style-name="P18">Coś z cross body</text:p>
      <text:p text:style-name="P18"/>
      <text:p text:style-name="P18">pomiędzy:</text:p>
      <text:p text:style-name="P18"/>
      <text:p text:style-name="P18">cross body 360 <text:span text:style-name="T37">(opcja – moje przejscie pod lewa reka na koncu)</text:span></text:p>
      <text:p text:style-name="P18">mój obrot w prawo ze zmiana reki</text:p>
      <text:p text:style-name="P18">jej podwojny obrot + butterfly z prawa/lewa</text:p>
      <text:p text:style-name="P18"/>
      <text:p text:style-name="P18">cross body 360 <text:span text:style-name="T37">z przejsciem za</text:span></text:p>
      <text:p text:style-name="P18">mój hook turn ze zmianą ręki</text:p>
      <text:p text:style-name="P18">check z prawej</text:p>
      <text:p text:style-name="P18"/>
      <text:p text:style-name="P18">ćma <text:span text:style-name="T34">(2 opcje: normalne i z powrotem partnerki i cross body z rzutem)</text:span></text:p>
      <text:p text:style-name="P18">obrót w prawo + hook turn ze zmianą ręki</text:p>
      <text:p text:style-name="P18">under the bridge</text:p>
      <text:p text:style-name="P18"/>
      <text:p text:style-name="P18">cross body z hook turnem i figurą</text:p>
      <text:p text:style-name="P18">obrót w lewo ze zmianą ręki na prawą</text:p>
      <text:p text:style-name="P18">pick-a-boo</text:p>
      <text:p text:style-name="P18"/>
      <text:p text:style-name="P18">copa</text:p>
      <text:p text:style-name="P18">cross body z moim obrotem w lewo i zmianą ręki na prawą</text:p>
      <text:p text:style-name="P18">titanic</text:p>
      <text:p text:style-name="P18"/>
      <text:p text:style-name="P19">cross body z hook turn i zmianą ręki</text:p>
      <text:p text:style-name="P19">butterfly z położeniem ręki na szyji</text:p>
      <text:p text:style-name="P19"/>
      <text:p text:style-name="P19"><text:soft-page-break/>cross body z kontrą</text:p>
      <text:p text:style-name="P19">promenada</text:p>
      <text:p text:style-name="P19"/>
      <text:p text:style-name="P22">open break ze zmiana reki na prawo i <text:s/>z obrotem partnerki, peek a boo, do checka, wyprowadzenie z wolnym obrotem partnerki, rzut prawa reka za plecy na 1-3, na 5-7 do tylu z obracaniem partnerki do mambo jazz</text:p>
      <text:p text:style-name="P19"/>
      <text:p text:style-name="P20">na 7 podniesienie i rzut i do prawej i reszta kombinacji z butterfly</text:p>
      <text:p text:style-name="P20"/>
      <text:p text:style-name="P23">zmiana reki na prawa przez zawiniecie przez moja szyje, butterfly, po mambo jazz cofniecie partnerki, obrot za obie rece mój w prawo, wyprowadzenie do checka, titanic, po titanicu obrot podwojny lewa reka i polozenie do malysza, potem zlapanie spadajacej reki i za nia wolny obrot partnerki, potem do cross body i obrot z partnerka z moim hook turnem</text:p>
      <text:p text:style-name="P19"/>
      <text:p text:style-name="P21">reverse cross body z hammerlockiem, <text:span text:style-name="T9">open break prawa/prawa z zalozeniem na bark partnerki i 2 opcje: 2 obroty w prawo i 3 kroki do tylu (z prawa/prawa)</text:span></text:p>
      <text:p text:style-name="P19"/>
      <text:p text:style-name="P25">open break z normalnego z lewej, hook turn i po wyrzucie zmiana na prawą</text:p>
      <text:p text:style-name="P25">butterfly</text:p>
      <text:p text:style-name="P19"/>
      <text:p text:style-name="P18">normany obrót z hammerlockiem</text:p>
      <text:p text:style-name="P18">małysz standardowy</text:p>
      <text:p text:style-name="P18"/>
      <text:p text:style-name="P18">out of the way</text:p>
      <text:p text:style-name="P18">małysz z butterfly <text:span text:style-name="T35">lub wstrzymaniem</text:span></text:p>
      <text:p text:style-name="P18"/>
      <text:p text:style-name="P18">open break z obrotem</text:p>
      <text:p text:style-name="P18">małysz z promenadą lub kombinacją</text:p>
      <text:p text:style-name="P18"/>
      <text:p text:style-name="P12">zalozenie obu rak na swoich barkach <text:span text:style-name="T36">i kombinac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2:57:19.598040075</meta:creation-date>
    <dc:date>2017-05-20T23:39:25.557077834</dc:date>
    <meta:editing-duration>PT6H49M42S</meta:editing-duration>
    <meta:editing-cycles>79</meta:editing-cycles>
    <meta:generator>LibreOffice/4.2.8.2$Linux_X86_64 LibreOffice_project/420m0$Build-2</meta:generator>
    <meta:document-statistic meta:table-count="0" meta:image-count="0" meta:object-count="0" meta:page-count="5" meta:paragraph-count="157" meta:word-count="1628" meta:character-count="8816" meta:non-whitespace-character-count="7328"/>
  </office:meta>
</office:document-meta>
</file>